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fo:margin-top="0cm" fo:margin-bottom="0.071cm" loext:contextual-spacing="false" fo:orphans="0" fo:widows="0" style:page-number="auto"/>
    </style:style>
    <style:style style:name="P2" style:family="paragraph" style:parent-style-name="Standard">
      <style:paragraph-properties fo:margin-top="0cm" fo:margin-bottom="0.423cm" loext:contextual-spacing="false" fo:text-align="justify" style:justify-single-word="false" fo:orphans="0" fo:widows="0"/>
    </style:style>
    <style:style style:name="T1" style:family="text">
      <style:text-properties fo:color="#000000" style:font-name="Lucida Grande" fo:font-size="14pt" fo:language="sk" fo:country="SK" fo:font-weight="bold" style:font-size-asian="14pt" style:font-weight-asian="bold" style:font-name-complex="Lucida Grande1" style:font-size-complex="14pt" style:font-weight-complex="bold"/>
    </style:style>
    <style:style style:name="T2" style:family="text">
      <style:text-properties fo:color="#000000" style:font-name="Lucida Grande" fo:language="sk" fo:country="SK" style:font-name-complex="Lucida Grande1"/>
    </style:style>
    <style:style style:name="T3" style:family="text">
      <style:text-properties fo:color="#000000" style:font-name="Lucida Grande" fo:language="sk" fo:country="SK" style:text-underline-style="solid" style:text-underline-width="auto" style:text-underline-color="#236698" style:font-name-complex="Lucida Grande1"/>
    </style:style>
    <style:style style:name="T4" style:family="text">
      <style:text-properties fo:color="#000000" style:font-name="Lucida Grande" fo:language="sk" fo:country="SK" fo:font-weight="bold" style:font-weight-asian="bold" style:font-name-complex="Lucida Grande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www.infonuorra.no/kultuvre-a-eejehtimmie/259-saemien-sijjienommh.html" text:style-name="Standard" text:visited-style-name="Standard"><text:span text:style-name="T1">Saemien sijjienommh</text:span></text:a></text:p>
      <text:p text:style-name="P2"><text:span text:style-name="T2">Saemien sijjienommh båata saemiej jielemistie, vijremistie, gøølemistie jih båatsoejste.</text:span></text:p>
      <text:p text:style-name="P2"><text:span text:style-name="T2">Dah nommh soptseste guktie dihte eatneme lea. Soptseste man aelhkie desnie baahtsedh vg. Suohpajohka mij lea gaelemejohke Sveerjesne, jih guktie gåatome vg. Sidnoajvve mij lea kraesiebaektie. Vihkeles nommh aaj tjahkine mah soptseste guktie jåhtadahkh. (</text:span><text:a xlink:type="simple" xlink:href="http://www.sofi.se/1717" text:style-name="Standard" text:visited-style-name="Standard"><text:span text:style-name="T3">http://www.sofi.se/1717</text:span></text:a><text:span text:style-name="T2">)</text:span></text:p>
      <text:p text:style-name="P2"><text:span text:style-name="T2">Gosse Nøørjen naasjovne edtji bigkesovvedh dle saemien sijjienommh daaroen sijjienommi gujmie låtnesovvi. Uniontijjen minngiegietjie dle ij leah luhpie saemiestidh jih tjoerin barre daaroestidh, jih daate 1900 raajese vaasi. Finnmarkesne dle dah saemien nommh daaroen nommi gujmie låtnesovvi.  Daate lij politigken vihkelelommes vierhtie faamoem dajvesne åadtjodh, Kaisa Rautio Helander Saemien jolleskuvlesne jeahta. Kaisa Rautio Helander lea saemien-nommide dotkijamme jih dåaktoregraadem aamhtsesne åtna. (</text:span><text:a xlink:type="simple" xlink:href="http://www.forskning.no/artikler/2008/juni/187309" text:style-name="Standard" text:visited-style-name="Standard"><text:span text:style-name="T3">http://www.forskning.no/artikler/2008/juni/187309</text:span></text:a><text:span text:style-name="T2">)</text:span></text:p>
      <text:p text:style-name="P2"><text:span text:style-name="T2">1800 raejeste jih 1900 raajan dle lij ”fornorskning” Nøørjesne. Eah lin snåaloe vierhtiej gujmie gåessie edtjin dam ”stoerre naasjonale barkoem” buektiehtidh, jih gaajhkh tjoerin viehkiehtidh- gærhkoe, skuvle, liense, meedija, reereme jih politihkerh. Nyøjhkin saemiestidh. Daate saemien øøvtiedimmiem skilki jih aaj saemiej domtenasside</text:span><text:span text:style-name="T4">. </text:span><text:span text:style-name="T2">Stoerre dajvine dam saemien-gielem skilkin, joekoen dennie kystegaedtesne. Saemien sijjienommh daaroengielese jarkoestin jallh urresth nommi gujmie låtnin. Goevtegeajnoe Kautokeinose jorkesovvi jih Deatnu Tanase.</text:span></text:p>
      <text:p text:style-name="P2"><text:span text:style-name="T2">Jaepien 1902 orre laake bøøti, gaajhkh eekinommh edtji daaroen gielesne årrodh. Dan mænngan idtjin åadtjoeh  saemien sijjienommh  nuhtjedh. Mubpeden veartenedåaroen mænngan dle dihte nommepolitigke jorkesovvi.Mænngan sijjienommelaake jaepien 1990 bøøti, dle lin tjarki barkeme saemien sijjienommh bååstide jih dejtie bæjhkoehtidh(</text:span><text:a xlink:type="simple" xlink:href="http://www.forskning.no/artikler/2008/juni/187309" text:style-name="Standard" text:visited-style-name="Standard"><text:span text:style-name="T3">http://www.forskning.no/artikler/2008/juni/187309</text:span></text:a><text:span text:style-name="T2">)</text:span></text:p>
      <text:p text:style-name="P2"><text:span text:style-name="T2">Dihte sijjieno</text:span><text:bookmark-start text:name="_GoBack"/><text:span text:style-name="T2">mme Hjemmeluft Altasne ij utnieh maam gåetine darjodh, mohtebaåta </text:span><text:bookmark-end text:name="_GoBack"/><text:span text:style-name="T2">dehtie Jiemmaluohteste. Jiemma lea nåervieaarhte jih luofta lea luokte. Jijnjh dagkeres vuesehtimmieh gååvnese. (Magga, Ole Henrik.2001.Sàpmi. </text:span><text:a xlink:type="simple" xlink:href="http://www.hundrearsmarkeringen.no/pdf/impulser_068-073.pdf" text:style-name="Standard" text:visited-style-name="Standard"><text:span text:style-name="T3">http://www.hundrearsmarkeringen.no/pdf/impulser_068-073.pdf</text:span></text:a><text:span text:style-name="T2">)</text:span></text:p>
      <text:p text:style-name="P2"><text:span text:style-name="T2">Dah  mah sijhtieh vielie saemiej sijjienommi bijre lohkedh, maehtieh dam bieliem vuartasjidh: </text:span><text:a xlink:type="simple" xlink:href="http://www2.sofi.se/daum/katta/katta12/katta12.pdf" text:style-name="Standard" text:visited-style-name="Standard"><text:span text:style-name="T3">(http://www2.sofi.se/daum/katta/katta12/katta12.pdf</text:span></text:a><text:span text:style-name="T2">)</text:span></text:p>
      <text:p text:style-name="P2"><text:span text:style-name="T2">Sveerjen turistsibrien bielesne: </text:span><text:a xlink:type="simple" xlink:href="http://www.stfturist.se/sv/Inspiration/Vandring/Allman-fjallinformation/Samiska-ortsnamn/" text:style-name="Standard" text:visited-style-name="Standard"><text:span text:style-name="T3">http://www.stfturist.se/sv/Inspiration/Vandring/Allman-fjallinformation/Samiska-ortsnamn/</text:span></text:a></text:p>
      <text:p text:style-name="Standard"><text:span text:style-name="T2">Kroessebaakoe saemien sijjiennommi gujmie daennie bielesne gååvnese: </text:span><text:a xlink:type="simple" xlink:href="http://www.uta.fi/~km56049/same/puzzles/puzplac.html" text:style-name="Standard" text:visited-style-name="Standard"><text:span text:style-name="T3">http://www.uta.fi/~km56049/same/puzzles/puzplac.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obletekst_20_Tegn" style:display-name="Bobletekst Teg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4-20T08:16:00</meta:creation-date>
    <dc:date>2012-04-20T08:16:00</dc:date>
    <meta:editing-duration>P0D</meta:editing-duration>
    <meta:generator>LibreOffice/6.4.6.2$Linux_X86_64 LibreOffice_project/40$Build-2</meta:generator>
    <meta:document-statistic meta:table-count="0" meta:image-count="0" meta:object-count="0" meta:page-count="1" meta:paragraph-count="10" meta:word-count="264" meta:character-count="2547" meta:non-whitespace-character-count="2289"/>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